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7C0000017C047A918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0000000017C0000017C047A91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Présentation de Twitter (penser à changer l'image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ccffff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ptiste </meta:initial-creator>
    <meta:creation-date>2012-05-18T18:13:37</meta:creation-date>
    <dc:date>2012-05-18T18:25:34</dc:date>
    <dc:creator>Baptiste </dc:creator>
    <meta:editing-duration>PT11M35S</meta:editing-duration>
    <meta:editing-cycles>4</meta:editing-cycles>
    <meta:generator>LibreOffice/3.5$Linux_x86 LibreOffice_project/350m1$Build-2</meta:generator>
    <meta:document-statistic meta:object-count="24"/>
  </office:meta>
</office:document-meta>
</file>